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fo:break-before="page"/>
    </style:style>
    <style:style style:name="P5" style:family="paragraph" style:parent-style-name="Normal">
      <style:paragraph-properties fo:text-align="justify" style:justify-single-word="false" fo:background-color="transparent">
        <style:background-image/>
      </style:paragraph-properties>
      <style:text-properties fo:color="#ff0000"/>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Remove unnecessary npn pulldown for slow power switching circuit.</text:p>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text:span text:style-name="T2">Implement I2C master with RAW functionality. E.i. write and read.</text:span></text:p>
        <text:p text:style-name="P1">9. Make GUI for firmware upgrade and Pawn compilation.</text:p>
        <text:p text:style-name="P1">10. Implement interface library support in Python (??? may be).</text:p>
        <text:p text:style-name="P1">11. <text:span text:style-name="T2">Implement UART support.</text:span></text:p>
        <text:p text:style-name="P1">12. Implement UART support in Pawn.</text:p>
        <text:p text:style-name="P1">13. Add UART support to Pawn native functions header file.</text:p>
        <text:p text:style-name="P1"/>
        <text:p text:style-name="Standard"/>
        <text:p text:style-name="P4">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74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Normal"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3-09-12T23:15:09</meta:creation-date>
    <dc:date>2013-09-24T16:23:13.67</dc:date>
    <meta:editing-duration>PT04H05M10S</meta:editing-duration>
    <meta:editing-cycles>6</meta:editing-cycles>
    <dc:creator>a a</dc:creator>
    <meta:document-statistic meta:table-count="0" meta:image-count="0" meta:object-count="0" meta:page-count="2" meta:paragraph-count="30" meta:word-count="307" meta:character-count="1893"/>
  </office:meta>
</office:document-meta>
</file>